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d12e" officeooo:paragraph-rsid="001bd12e"/>
    </style:style>
    <style:style style:name="P2" style:family="paragraph" style:parent-style-name="Standard">
      <style:paragraph-properties fo:text-align="center" style:justify-single-word="false"/>
      <style:text-properties officeooo:rsid="001bd12e" officeooo:paragraph-rsid="001bd12e"/>
    </style:style>
    <style:style style:name="P3" style:family="paragraph" style:parent-style-name="Standard">
      <style:paragraph-properties fo:text-align="start" style:justify-single-word="false"/>
      <style:text-properties officeooo:rsid="001bd12e" officeooo:paragraph-rsid="001bd12e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bd12e" officeooo:paragraph-rsid="001bd12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bd12e" officeooo:paragraph-rsid="001bd12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bd12e" officeooo:paragraph-rsid="00da8e7d" style:font-weight-asian="bold" style:font-weight-complex="bold"/>
    </style:style>
    <style:style style:name="P7" style:family="paragraph" style:parent-style-name="Standard">
      <style:text-properties officeooo:rsid="00209de1" officeooo:paragraph-rsid="00209de1"/>
    </style:style>
    <style:style style:name="P8" style:family="paragraph" style:parent-style-name="Standard">
      <style:paragraph-properties fo:text-align="start" style:justify-single-word="false"/>
      <style:text-properties officeooo:rsid="00d6ed1a" officeooo:paragraph-rsid="00d6ed1a"/>
    </style:style>
    <style:style style:name="P9" style:family="paragraph" style:parent-style-name="Standard">
      <style:paragraph-properties fo:text-align="start" style:justify-single-word="false"/>
      <style:text-properties officeooo:rsid="00d89605" officeooo:paragraph-rsid="00d89605"/>
    </style:style>
    <style:style style:name="P10" style:family="paragraph" style:parent-style-name="Standard">
      <style:paragraph-properties fo:text-align="start" style:justify-single-word="false"/>
      <style:text-properties officeooo:rsid="00d2c20e" officeooo:paragraph-rsid="003ad067"/>
    </style:style>
    <style:style style:name="P11" style:family="paragraph" style:parent-style-name="Standard">
      <style:paragraph-properties fo:text-align="start" style:justify-single-word="false"/>
      <style:text-properties officeooo:rsid="00dd439b" officeooo:paragraph-rsid="00e12a48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bd12e" officeooo:paragraph-rsid="00da8e7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bd12e" officeooo:paragraph-rsid="00e12a48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dd439b" officeooo:paragraph-rsid="00dd439b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dd439b" officeooo:paragraph-rsid="00e12a48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e903a9" officeooo:paragraph-rsid="00e903a9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ed4bd7" officeooo:paragraph-rsid="00ed4bd7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ed9bca" officeooo:paragraph-rsid="00ed9bca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ef218f" officeooo:paragraph-rsid="00ef218f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f0054f" officeooo:paragraph-rsid="00f0054f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f3a0e8" officeooo:paragraph-rsid="00f3a0e8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f41c8d" officeooo:paragraph-rsid="00f41c8d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officeooo:rsid="00d89605" officeooo:paragraph-rsid="00d89605"/>
    </style:style>
    <style:style style:name="P24" style:family="paragraph" style:parent-style-name="Standard">
      <style:paragraph-properties fo:text-align="start" style:justify-single-word="false"/>
      <style:text-properties officeooo:rsid="001bd12e" officeooo:paragraph-rsid="00da8e7d"/>
    </style:style>
    <style:style style:name="P25" style:family="paragraph" style:parent-style-name="Standard">
      <style:paragraph-properties fo:text-align="start" style:justify-single-word="false"/>
      <style:text-properties officeooo:rsid="00e6c3f3" officeooo:paragraph-rsid="00e6c3f3"/>
    </style:style>
    <style:style style:name="P26" style:family="paragraph" style:parent-style-name="Standard">
      <style:paragraph-properties fo:text-align="start" style:justify-single-word="false"/>
      <style:text-properties officeooo:rsid="00e70d86" officeooo:paragraph-rsid="00e70d86"/>
    </style:style>
    <style:style style:name="P27" style:family="paragraph" style:parent-style-name="Standard">
      <style:paragraph-properties fo:text-align="start" style:justify-single-word="false"/>
      <style:text-properties officeooo:rsid="00e903a9" officeooo:paragraph-rsid="00e903a9"/>
    </style:style>
    <style:style style:name="P28" style:family="paragraph" style:parent-style-name="Standard">
      <style:paragraph-properties fo:text-align="start" style:justify-single-word="false"/>
      <style:text-properties officeooo:rsid="00eaa559" officeooo:paragraph-rsid="00eaa559"/>
    </style:style>
    <style:style style:name="P29" style:family="paragraph" style:parent-style-name="Standard">
      <style:paragraph-properties fo:text-align="start" style:justify-single-word="false"/>
      <style:text-properties officeooo:rsid="00ebcbe4" officeooo:paragraph-rsid="00ebcbe4"/>
    </style:style>
    <style:style style:name="P30" style:family="paragraph" style:parent-style-name="Standard">
      <style:paragraph-properties fo:text-align="start" style:justify-single-word="false"/>
      <style:text-properties officeooo:rsid="00f4e3ad" officeooo:paragraph-rsid="00f4e3ad"/>
    </style:style>
    <style:style style:name="P31" style:family="paragraph" style:parent-style-name="Standard">
      <style:paragraph-properties fo:text-align="start" style:justify-single-word="false"/>
      <style:text-properties officeooo:rsid="00f62d72" officeooo:paragraph-rsid="00f62d72"/>
    </style:style>
    <style:style style:name="P32" style:family="paragraph" style:parent-style-name="Standard">
      <style:paragraph-properties fo:text-align="start" style:justify-single-word="false"/>
      <style:text-properties officeooo:rsid="00f66014" officeooo:paragraph-rsid="00f66014"/>
    </style:style>
    <style:style style:name="P33" style:family="paragraph" style:parent-style-name="Standard">
      <style:paragraph-properties fo:text-align="start" style:justify-single-word="false"/>
      <style:text-properties officeooo:rsid="00f68c37" officeooo:paragraph-rsid="00f68c37"/>
    </style:style>
    <style:style style:name="P34" style:family="paragraph" style:parent-style-name="Standard">
      <style:paragraph-properties fo:text-align="start" style:justify-single-word="false"/>
      <style:text-properties officeooo:rsid="00f7993e" officeooo:paragraph-rsid="00f7993e"/>
    </style:style>
    <style:style style:name="P35" style:family="paragraph" style:parent-style-name="Standard">
      <style:paragraph-properties fo:text-align="start" style:justify-single-word="false"/>
      <style:text-properties officeooo:rsid="00f8a1be" officeooo:paragraph-rsid="00f8a1be"/>
    </style:style>
    <style:style style:name="P36" style:family="paragraph" style:parent-style-name="Standard">
      <style:paragraph-properties fo:text-align="start" style:justify-single-word="false"/>
      <style:text-properties officeooo:rsid="00fd9cb2" officeooo:paragraph-rsid="00fd9cb2"/>
    </style:style>
    <style:style style:name="T1" style:family="text">
      <style:text-properties officeooo:rsid="00d50711"/>
    </style:style>
    <style:style style:name="T2" style:family="text">
      <style:text-properties officeooo:rsid="00d89605"/>
    </style:style>
    <style:style style:name="T3" style:family="text">
      <style:text-properties officeooo:rsid="00da8e7d"/>
    </style:style>
    <style:style style:name="T4" style:family="text">
      <style:text-properties officeooo:rsid="00de1e02"/>
    </style:style>
    <style:style style:name="T5" style:family="text">
      <style:text-properties officeooo:rsid="00de2eef"/>
    </style:style>
    <style:style style:name="T6" style:family="text">
      <style:text-properties officeooo:rsid="00df9b1f"/>
    </style:style>
    <style:style style:name="T7" style:family="text">
      <style:text-properties officeooo:rsid="00e12a48"/>
    </style:style>
    <style:style style:name="T8" style:family="text">
      <style:text-properties officeooo:rsid="00e2f03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dc156a" style:font-weight-asian="bold" style:font-weight-complex="bold"/>
    </style:style>
    <style:style style:name="T11" style:family="text">
      <style:text-properties fo:font-weight="bold" officeooo:rsid="00e12a48" style:font-weight-asian="bold" style:font-weight-complex="bold"/>
    </style:style>
    <style:style style:name="T12" style:family="text">
      <style:text-properties officeooo:rsid="00ed6a23"/>
    </style:style>
    <style:style style:name="T13" style:family="text">
      <style:text-properties officeooo:rsid="00f0054f"/>
    </style:style>
    <style:style style:name="T14" style:family="text">
      <style:text-properties officeooo:rsid="00f1ae48"/>
    </style:style>
    <style:style style:name="T15" style:family="text">
      <style:text-properties officeooo:rsid="00f375dc"/>
    </style:style>
    <style:style style:name="T16" style:family="text">
      <style:text-properties officeooo:rsid="00fbe0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uke Jaffe</text:p>
      <text:p text:style-name="P1">CS6140 Machine Learning</text:p>
      <text:p text:style-name="P7">1<text:span text:style-name="T1">2</text:span>/<text:span text:style-name="T1">19</text:span>/15</text:p>
      <text:p text:style-name="P1"/>
      <text:p text:style-name="P4">HW<text:span text:style-name="T4">7</text:span> – <text:span text:style-name="T5">Local Methods and Clustering</text:span></text:p>
      <text:p text:style-name="P2"/>
      <text:p text:style-name="P5">Problem 1. <text:span text:style-name="T6">k-Nearest Neighbors</text:span></text:p>
      <text:p text:style-name="P3"/>
      <text:p text:style-name="P3">A) <text:span text:style-name="T2">Spambase</text:span></text:p>
      <text:p text:style-name="P8">python p1a.py</text:p>
      <text:p text:style-name="P8"/>
      <text:p text:style-name="P25">k=1: 0.930585683297</text:p>
      <text:p text:style-name="P25">k=2: 0.908893709328</text:p>
      <text:p text:style-name="P25">k=3: 0.9284164859</text:p>
      <text:p text:style-name="P8"/>
      <text:p text:style-name="P9">B) Digits</text:p>
      <text:p text:style-name="P9">python p1b.py</text:p>
      <text:p text:style-name="P9"/>
      <text:p text:style-name="P26">Cosine:</text:p>
      <text:p text:style-name="P28">k=1: 0.905</text:p>
      <text:p text:style-name="P28">k=3: 0.905</text:p>
      <text:p text:style-name="P28">k=7: 0.904</text:p>
      <text:p text:style-name="P26"/>
      <text:p text:style-name="P26">Gaussian:</text:p>
      <text:p text:style-name="P28">k=1: 0.91</text:p>
      <text:p text:style-name="P28">k=3: 0.912</text:p>
      <text:p text:style-name="P28">k=7: 0.905</text:p>
      <text:p text:style-name="P26"/>
      <text:p text:style-name="P26">Polynomial:</text:p>
      <text:p text:style-name="P29">k=1: 0.575</text:p>
      <text:p text:style-name="P29">k=3: 0.588</text:p>
      <text:p text:style-name="P29">k=7: 0.627</text:p>
      <text:p text:style-name="P6"/>
      <text:p text:style-name="P6">Problem <text:span text:style-name="T3">2</text:span>. <text:span text:style-name="T6">Neighbors in a range/window</text:span></text:p>
      <text:p text:style-name="P14"/>
      <text:p text:style-name="P16">A)</text:p>
      <text:p text:style-name="P16"/>
      <text:p text:style-name="P16">i. <text:span text:style-name="T14">Spam + Euclidean</text:span></text:p>
      <text:p text:style-name="P17">Usage: python p2a.py -<text:span text:style-name="T12">d </text:span>s</text:p>
      <text:p text:style-name="P17"/>
      <text:p text:style-name="P18">r=4.600000: 0.82863340564</text:p>
      <text:p text:style-name="P17"/>
      <text:p text:style-name="P16">ii. <text:span text:style-name="T14">Digits + Cosine</text:span></text:p>
      <text:p text:style-name="P17">Usage: python p2a.py -<text:span text:style-name="T12">d </text:span>d</text:p>
      <text:p text:style-name="P17"/>
      <text:p text:style-name="P19">r=0.325000: 0.881</text:p>
      <text:p text:style-name="P16"/>
      <text:p text:style-name="P16">B)</text:p>
      <text:p text:style-name="P16"/>
      <text:p text:style-name="P16"><text:soft-page-break/>i. <text:span text:style-name="T15">Spam + Gaussian (sigma=1.0)</text:span></text:p>
      <text:p text:style-name="P20">Usage: python p2b.py -d s</text:p>
      <text:p text:style-name="P16"/>
      <text:p text:style-name="P20">Accuracy: 0.921908893709</text:p>
      <text:p text:style-name="P16"/>
      <text:p text:style-name="P16"><text:span text:style-name="T13">i</text:span>i. <text:span text:style-name="T15">Digits + Gaussian (sigma=1.0)</text:span></text:p>
      <text:p text:style-name="P20">Usage: python p2b.py -d d</text:p>
      <text:p text:style-name="P16"/>
      <text:p text:style-name="P21">Accuracy: 0.909</text:p>
      <text:p text:style-name="P16"/>
      <text:p text:style-name="P16">iii. <text:span text:style-name="T15">Digits + Poly (degrees=2)</text:span></text:p>
      <text:p text:style-name="P20">Usage: python p2b.py -d d</text:p>
      <text:p text:style-name="P6"/>
      <text:p text:style-name="P22">Accuracy: 0.682</text:p>
      <text:p text:style-name="P6"/>
      <text:p text:style-name="P6"/>
      <text:p text:style-name="P24"><text:span text:style-name="T9">Problem </text:span><text:span text:style-name="T10">3</text:span><text:span text:style-name="T9">. </text:span><text:span text:style-name="T11">Dual Perceptron with kernels</text:span></text:p>
      <text:p text:style-name="P27"/>
      <text:p text:style-name="P27">A)</text:p>
      <text:p text:style-name="P27"/>
      <text:p text:style-name="P27"/>
      <text:p text:style-name="P30">i. primal</text:p>
      <text:p text:style-name="P31">Usage: python p3a.py p</text:p>
      <text:p text:style-name="P30">Iteration 1, total_mistake 523</text:p>
      <text:p text:style-name="P30">Iteration 2, total_mistake 477</text:p>
      <text:p text:style-name="P30">Iteration 3, total_mistake 513</text:p>
      <text:p text:style-name="P30">...</text:p>
      <text:p text:style-name="P30">Iteration 77, total_mistake 1</text:p>
      <text:p text:style-name="P30">Iteration 78, total_mistake 1</text:p>
      <text:p text:style-name="P30">Iteration 79, total_mistake 0</text:p>
      <text:p text:style-name="P30"></text:p>
      <text:p text:style-name="P30">Classifier weights: [-1.08599 <text:s text:c="4"/>0.17555273 <text:s/>0.4362371 <text:s text:c="2"/>0.65881996 <text:s/>0.89480011]</text:p>
      <text:p text:style-name="P30"/>
      <text:p text:style-name="P30">Normalized with threshold: [-1. <text:s text:c="9"/>0.16165225 <text:s/>0.40169532 <text:s/>0.6066538 <text:s text:c="2"/>0.82394876]</text:p>
      <text:p text:style-name="P27"/>
      <text:p text:style-name="P31">ii. dual</text:p>
      <text:p text:style-name="P31">Usage: python p3a.py d</text:p>
      <text:p text:style-name="P31">Iteration 1, total_mistake 136</text:p>
      <text:p text:style-name="P31">Iteration 2, total_mistake 68</text:p>
      <text:p text:style-name="P31">Iteration 3, total_mistake 50</text:p>
      <text:p text:style-name="P31">...</text:p>
      <text:p text:style-name="P31">Iteration 6, total_mistake 34</text:p>
      <text:p text:style-name="P31">Iteration 7, total_mistake 25</text:p>
      <text:p text:style-name="P31">Iteration 8, total_mistake 0</text:p>
      <text:p text:style-name="P31"></text:p>
      <text:p text:style-name="P31">Classifier weights: [-14. <text:s text:c="10"/>2.52873259 <text:s text:c="2"/>5.70717051 <text:s text:c="2"/>8.52231457 <text:s/>11.32560723]</text:p>
      <text:p text:style-name="P31"></text:p>
      <text:p text:style-name="P31">Normalized with threshold: [-1. <text:s text:c="9"/>0.18062376 <text:s/>0.40765504 <text:s/>0.60873676 <text:s/>0.80897195]</text:p>
      <text:p text:style-name="P10"/>
      <text:p text:style-name="P32"><text:soft-page-break/>B)</text:p>
      <text:p text:style-name="P32"/>
      <text:p text:style-name="P33">i.</text:p>
      <text:p text:style-name="P33">Usage: python p3b.py l</text:p>
      <text:p text:style-name="P34">(doesn't converge)</text:p>
      <text:p text:style-name="P34"/>
      <text:p text:style-name="P35">Iteration 1, total_mistake 412</text:p>
      <text:p text:style-name="P35">Iteration 2, total_mistake 415</text:p>
      <text:p text:style-name="P35">Iteration 3, total_mistake 406</text:p>
      <text:p text:style-name="P35">...</text:p>
      <text:p text:style-name="P35">Iteration 28, total_mistake 410</text:p>
      <text:p text:style-name="P35">Iteration 29, total_mistake 406</text:p>
      <text:p text:style-name="P35">Iteration 30, total_mistake 422</text:p>
      <text:p text:style-name="P33"/>
      <text:p text:style-name="P33">ii.</text:p>
      <text:p text:style-name="P33">Usage: python p3b.py g</text:p>
      <text:p text:style-name="P33"/>
      <text:p text:style-name="P36">Iteration 1, total_mistake 5</text:p>
      <text:p text:style-name="P36">Iteration 2, total_mistake 18</text:p>
      <text:p text:style-name="P36">Iteration 3, total_mistake 13</text:p>
      <text:p text:style-name="P36">Iteration 4, total_mistake 0</text:p>
      <text:p text:style-name="P36"></text:p>
      <text:p text:style-name="P36">Classifier weights: [-28.9255 <text:s/>59.6493]</text:p>
      <text:p text:style-name="P36"></text:p>
      <text:p text:style-name="P36">Normalized with threshold: [-1. <text:s text:c="9"/>2.06217006]</text:p>
      <text:p text:style-name="P33"/>
      <text:p text:style-name="P32"/>
      <text:p text:style-name="P13">Problem <text:span text:style-name="T7">5</text:span>. <text:span text:style-name="T8">Feature Selection with kNN</text:span></text:p>
      <text:p text:style-name="P15">Usage: python p<text:span text:style-name="T16">5</text:span>.py</text:p>
      <text:p text:style-name="P11"/>
      <text:p text:style-name="P36">Features selected: [23 <text:s/>6 15 26 51]</text:p>
      <text:p text:style-name="P36">k=1: 0.863340563991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3T21:21:17.090938961</meta:creation-date>
    <meta:generator>LibreOffice/4.2.8.2$Linux_X86_64 LibreOffice_project/420m0$Build-2</meta:generator>
    <dc:date>2015-12-15T16:01:43.033528617</dc:date>
    <meta:editing-duration>PT4H47M11S</meta:editing-duration>
    <meta:editing-cycles>203</meta:editing-cycles>
    <meta:document-statistic meta:table-count="0" meta:image-count="0" meta:object-count="0" meta:page-count="3" meta:paragraph-count="94" meta:word-count="296" meta:character-count="2135" meta:non-whitespace-character-count="1821"/>
  </office:meta>
</office:document-meta>
</file>